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JetBrains Mono NL" svg:font-family="'JetBrains Mono NL'" style:font-pitch="fixed"/>
    <style:font-face style:name="Lato Medium"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ato Medium" fo:font-size="11pt" fo:font-weight="bold" officeooo:paragraph-rsid="00043298"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Lato Medium" fo:font-size="11pt" fo:font-weight="normal" officeooo:rsid="0004c861" officeooo:paragraph-rsid="0004c861"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ato Medium" fo:font-size="16pt" fo:font-weight="bold" officeooo:rsid="00043298" officeooo:paragraph-rsid="00043298"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Lato Medium" fo:font-size="16pt" fo:font-weight="bold" officeooo:rsid="00043298" officeooo:paragraph-rsid="0045d908"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Lato Medium" fo:font-size="12pt" fo:font-weight="bold" officeooo:rsid="0039eea8" officeooo:paragraph-rsid="0039eea8"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JetBrains Mono NL" fo:font-size="10pt" fo:font-weight="normal" officeooo:rsid="0004c861" officeooo:paragraph-rsid="000975b7"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JetBrains Mono NL" fo:font-size="10pt" fo:font-weight="normal" officeooo:rsid="0004c861" officeooo:paragraph-rsid="001dc3e9"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JetBrains Mono NL" fo:font-size="10pt" fo:font-weight="normal" officeooo:rsid="0004c861" officeooo:paragraph-rsid="001f38c9"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JetBrains Mono NL" fo:font-size="10pt" fo:font-weight="normal" officeooo:rsid="0004c861" officeooo:paragraph-rsid="001f44b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JetBrains Mono NL" fo:font-size="10pt" fo:font-weight="normal" officeooo:rsid="0004c861" officeooo:paragraph-rsid="00479a92"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JetBrains Mono NL" fo:font-size="10pt" fo:font-weight="normal" officeooo:rsid="0004c861" officeooo:paragraph-rsid="00653b75"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JetBrains Mono NL" fo:font-size="10pt" fo:font-weight="normal" officeooo:rsid="0004c861" officeooo:paragraph-rsid="00679a58"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JetBrains Mono NL" fo:font-size="10pt" fo:font-weight="normal" officeooo:rsid="0004c861" officeooo:paragraph-rsid="00693860"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JetBrains Mono NL" fo:font-size="10pt" fo:font-weight="normal" officeooo:rsid="0004c861" officeooo:paragraph-rsid="006bd015"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JetBrains Mono NL" fo:font-size="10pt" fo:font-weight="normal" officeooo:rsid="0004c861" officeooo:paragraph-rsid="001dc3e9"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JetBrains Mono NL" fo:font-size="10pt" fo:font-weight="normal" officeooo:rsid="0004c861" officeooo:paragraph-rsid="001f38c9"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JetBrains Mono NL" fo:font-size="10pt" fo:font-weight="normal" officeooo:rsid="0004c861" officeooo:paragraph-rsid="00653b75"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JetBrains Mono NL" fo:font-size="10pt" fo:font-weight="normal" officeooo:rsid="001ca375" officeooo:paragraph-rsid="001f44bb"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JetBrains Mono NL" fo:font-size="10pt" fo:font-weight="normal" officeooo:rsid="001ca375" officeooo:paragraph-rsid="00479a92"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JetBrains Mono NL" fo:font-size="10pt" fo:font-weight="normal" officeooo:rsid="001ca375" officeooo:paragraph-rsid="004b179b"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JetBrains Mono NL" fo:font-size="10pt" fo:font-weight="normal" officeooo:rsid="001ca375" officeooo:paragraph-rsid="005a7d8b"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JetBrains Mono NL" fo:font-size="10pt" fo:font-weight="normal" officeooo:rsid="001ca375" officeooo:paragraph-rsid="00653b75"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JetBrains Mono NL" fo:font-size="10pt" style:font-size-asian="10pt" style:font-size-complex="10pt"/>
    </style:style>
    <style:style style:name="P24" style:family="paragraph" style:parent-style-name="Standard">
      <style:paragraph-properties fo:text-align="start" style:justify-single-word="false"/>
      <style:text-properties style:font-name="JetBrains Mono NL" fo:font-size="10pt" officeooo:paragraph-rsid="001dc3e9" style:font-size-asian="10pt" style:font-size-complex="10pt"/>
    </style:style>
    <style:style style:name="P25" style:family="paragraph" style:parent-style-name="Standard">
      <style:paragraph-properties fo:text-align="start" style:justify-single-word="false"/>
      <style:text-properties style:font-name="JetBrains Mono NL" fo:font-size="10pt" officeooo:paragraph-rsid="001f38c9" style:font-size-asian="10pt" style:font-size-complex="10pt"/>
    </style:style>
    <style:style style:name="P26" style:family="paragraph" style:parent-style-name="Standard">
      <style:paragraph-properties fo:text-align="start" style:justify-single-word="false"/>
      <style:text-properties style:font-name="JetBrains Mono NL" fo:font-size="10pt" officeooo:paragraph-rsid="005a7d8b" style:font-size-asian="10pt" style:font-size-complex="10pt"/>
    </style:style>
    <style:style style:name="P27" style:family="paragraph" style:parent-style-name="Standard">
      <style:paragraph-properties fo:text-align="start" style:justify-single-word="false"/>
      <style:text-properties style:font-name="JetBrains Mono NL" fo:font-size="10pt" officeooo:paragraph-rsid="00653b75" style:font-size-asian="10pt" style:font-size-complex="10pt"/>
    </style:style>
    <style:style style:name="P28" style:family="paragraph" style:parent-style-name="Standard">
      <style:paragraph-properties fo:text-align="start" style:justify-single-word="false"/>
      <style:text-properties style:font-name="JetBrains Mono NL" fo:font-size="10pt" fo:font-style="normal" fo:font-weight="normal" officeooo:paragraph-rsid="000975b7" style:font-size-asian="10pt" style:font-style-asian="normal" style:font-weight-asian="normal" style:font-size-complex="10pt"/>
    </style:style>
    <style:style style:name="P29" style:family="paragraph" style:parent-style-name="Standard">
      <style:paragraph-properties fo:text-align="start" style:justify-single-word="false"/>
      <style:text-properties style:font-name="JetBrains Mono NL" fo:font-size="10pt" fo:font-style="normal" fo:font-weight="normal" officeooo:paragraph-rsid="001f38c9" style:font-size-asian="10pt" style:font-style-asian="normal" style:font-weight-asian="normal" style:font-size-complex="10pt"/>
    </style:style>
    <style:style style:name="P30" style:family="paragraph" style:parent-style-name="Standard">
      <style:paragraph-properties fo:text-align="start" style:justify-single-word="false"/>
      <style:text-properties style:font-name="JetBrains Mono NL" fo:font-size="10pt" fo:font-style="normal" fo:font-weight="normal" officeooo:paragraph-rsid="00653b75" style:font-size-asian="10pt" style:font-style-asian="normal" style:font-weight-asian="normal" style:font-size-complex="10pt"/>
    </style:style>
    <style:style style:name="P31" style:family="paragraph" style:parent-style-name="Standard">
      <style:paragraph-properties fo:text-align="start" style:justify-single-word="false"/>
      <style:text-properties style:font-name="JetBrains Mono NL" fo:font-size="10pt" fo:font-style="normal" fo:font-weight="normal" officeooo:rsid="001dc3e9" style:font-size-asian="10pt" style:font-style-asian="normal" style:font-weight-asian="normal" style:font-size-complex="10pt"/>
    </style:style>
    <style:style style:name="P32" style:family="paragraph" style:parent-style-name="Standard">
      <style:paragraph-properties fo:text-align="start" style:justify-single-word="false"/>
      <style:text-properties style:font-name="JetBrains Mono NL" fo:font-size="10pt" fo:font-style="normal" fo:font-weight="normal" officeooo:rsid="001dc3e9" officeooo:paragraph-rsid="001dc3e9" style:font-size-asian="10pt" style:font-style-asian="normal" style:font-weight-asian="normal" style:font-size-complex="10pt"/>
    </style:style>
    <style:style style:name="P33" style:family="paragraph" style:parent-style-name="Standard">
      <style:paragraph-properties fo:text-align="start" style:justify-single-word="false"/>
      <style:text-properties style:font-name="JetBrains Mono NL" fo:font-size="10pt" fo:font-style="normal" fo:font-weight="normal" officeooo:rsid="001dc3e9" officeooo:paragraph-rsid="001f38c9" style:font-size-asian="10pt" style:font-style-asian="normal" style:font-weight-asian="normal" style:font-size-complex="10pt"/>
    </style:style>
    <style:style style:name="P34" style:family="paragraph" style:parent-style-name="Standard">
      <style:paragraph-properties fo:text-align="start" style:justify-single-word="false"/>
      <style:text-properties style:font-name="JetBrains Mono NL" fo:font-size="10pt" fo:font-style="normal" fo:font-weight="normal" officeooo:rsid="001dc3e9" officeooo:paragraph-rsid="00653b75" style:font-size-asian="10pt" style:font-style-asian="normal" style:font-weight-asian="normal" style:font-size-complex="10pt"/>
    </style:style>
    <style:style style:name="P35" style:family="paragraph" style:parent-style-name="Standard">
      <style:paragraph-properties fo:text-align="justify" style:justify-single-word="false"/>
      <style:text-properties style:font-name="JetBrains Mono NL" fo:font-size="10pt" fo:font-style="normal" fo:font-weight="normal" officeooo:rsid="001ca375" officeooo:paragraph-rsid="00479a92" style:font-size-asian="10pt" style:font-style-asian="normal" style:font-weight-asian="normal" style:font-size-complex="10pt" style:font-weight-complex="normal"/>
    </style:style>
    <style:style style:name="P36" style:family="paragraph" style:parent-style-name="Standard">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rsid="0004c861" officeooo:paragraph-rsid="000ab6c7" style:font-size-asian="11pt" style:font-weight-asian="normal" style:font-size-complex="11pt" style:font-weight-complex="normal"/>
    </style:style>
    <style:style style:name="P37"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JetBrains Mono NL" fo:font-size="10pt" fo:letter-spacing="normal" fo:font-style="normal" fo:font-weight="normal" officeooo:rsid="001dc3e9" officeooo:paragraph-rsid="001f38c9" style:font-size-asian="10pt" style:font-style-asian="normal" style:font-weight-asian="normal" style:font-size-complex="10pt"/>
    </style:style>
    <style:style style:name="P38"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JetBrains Mono NL" fo:font-size="10pt" fo:letter-spacing="normal" fo:font-style="normal" fo:font-weight="normal" officeooo:rsid="001dc3e9" officeooo:paragraph-rsid="00653b75" style:font-size-asian="10pt" style:font-style-asian="normal" style:font-weight-asian="normal" style:font-size-complex="10pt" style:font-weight-complex="normal"/>
    </style:style>
    <style:style style:name="P39"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style:font-size-asian="11pt" style:font-size-complex="11pt"/>
    </style:style>
    <style:style style:name="P40"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paragraph-rsid="000ab60c" style:font-size-asian="11pt" style:font-size-complex="11pt"/>
    </style:style>
    <style:style style:name="P41"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paragraph-rsid="0082cd69" style:font-size-asian="11pt" style:font-size-complex="11pt"/>
    </style:style>
    <style:style style:name="P42"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paragraph-rsid="0083d330" style:font-size-asian="11pt" style:font-size-complex="11pt"/>
    </style:style>
    <style:style style:name="P43"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paragraph-rsid="00856311" style:font-size-asian="11pt" style:font-size-complex="11pt"/>
    </style:style>
    <style:style style:name="P4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paragraph-rsid="0087cbe5" style:font-size-asian="11pt" style:font-size-complex="11pt"/>
    </style:style>
    <style:style style:name="P45"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paragraph-rsid="008ccccc" style:font-size-asian="11pt" style:font-size-complex="11pt"/>
    </style:style>
    <style:style style:name="P46"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JetBrains Mono NL" fo:font-size="10pt" fo:letter-spacing="normal" fo:font-style="normal" fo:font-weight="normal" officeooo:rsid="001dc3e9" style:font-size-asian="10pt" style:font-style-asian="normal" style:font-weight-asian="normal" style:font-size-complex="10pt" style:font-weight-complex="normal"/>
    </style:style>
    <style:style style:name="P47"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style:use-window-font-color="true" loext:opacity="0%" style:font-name="Lato Medium" fo:font-size="11pt" fo:letter-spacing="normal" fo:font-style="normal" fo:font-weight="normal" officeooo:paragraph-rsid="000ab60c" style:font-size-asian="11pt" style:font-size-complex="11pt"/>
    </style:style>
    <style:style style:name="P48"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style:use-window-font-color="true" loext:opacity="0%" style:font-name="Lato Medium" fo:font-size="11pt" fo:letter-spacing="normal" fo:font-style="normal" fo:font-weight="normal" officeooo:paragraph-rsid="000fcfd7" style:font-size-asian="11pt" style:font-size-complex="11pt"/>
    </style:style>
    <style:style style:name="P49"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style:use-window-font-color="true" loext:opacity="0%" style:font-name="Lato Medium" fo:font-size="11pt" fo:letter-spacing="normal" fo:font-style="normal" fo:font-weight="normal" officeooo:paragraph-rsid="0072a2e7" style:font-size-asian="11pt" style:font-size-complex="11pt"/>
    </style:style>
    <style:style style:name="P50"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style:use-window-font-color="true" loext:opacity="0%" style:font-name="JetBrains Mono NL" fo:font-size="10pt" fo:letter-spacing="normal" fo:font-style="normal" fo:font-weight="normal" officeooo:paragraph-rsid="000fcfd7" style:font-size-asian="10pt" style:font-style-asian="normal" style:font-weight-asian="normal" style:font-size-complex="10pt"/>
    </style:style>
    <style:style style:name="P51"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style:use-window-font-color="true" loext:opacity="0%" style:font-name="JetBrains Mono NL" fo:font-size="10pt" fo:letter-spacing="normal" fo:font-style="normal" fo:font-weight="normal" officeooo:paragraph-rsid="007499a4" style:font-size-asian="10pt" style:font-style-asian="normal" style:font-weight-asian="normal" style:font-size-complex="10pt"/>
    </style:style>
    <style:style style:name="P52"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style:font-name="Lato Medium" fo:font-size="11pt" style:font-size-asian="11pt" style:font-size-complex="11pt"/>
    </style:style>
    <style:style style:name="P53"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style:font-name="Lato Medium" fo:font-size="11pt" officeooo:paragraph-rsid="00826dc4" style:font-size-asian="11pt" style:font-size-complex="11pt"/>
    </style:style>
    <style:style style:name="P5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style:font-name="Lato Medium" fo:font-size="11pt" fo:font-weight="normal" officeooo:paragraph-rsid="001ace6f" style:font-size-asian="11pt" style:font-size-complex="11pt"/>
    </style:style>
    <style:style style:name="P55" style:family="paragraph" style:parent-style-name="Text_20_body">
      <style:paragraph-properties fo:margin-top="0cm" fo:margin-bottom="0.247cm" style:contextual-spacing="false" fo:text-align="justify" style:justify-single-word="false" fo:orphans="2" fo:widows="2"/>
      <style:text-properties fo:font-variant="normal" fo:text-transform="none" fo:color="#212529" loext:opacity="100%" style:font-name="Lato Medium" fo:font-size="11pt" fo:letter-spacing="normal" fo:font-style="normal" fo:font-weight="normal" officeooo:paragraph-rsid="000ab6c7" style:font-size-asian="11pt" style:font-size-complex="11pt"/>
    </style:style>
    <style:style style:name="P56" style:family="paragraph" style:parent-style-name="Text_20_body">
      <style:paragraph-properties fo:text-align="justify" style:justify-single-word="false"/>
      <style:text-properties fo:font-variant="normal" fo:text-transform="none" fo:color="#212529" loext:opacity="100%" style:font-name="Lato Medium" fo:font-size="11pt" fo:letter-spacing="normal" fo:font-style="normal" fo:font-weight="normal" officeooo:paragraph-rsid="00043298" style:font-size-asian="11pt" style:font-weight-asian="bold" style:font-size-complex="11pt" style:font-weight-complex="bold"/>
    </style:style>
    <style:style style:name="P57" style:family="paragraph" style:parent-style-name="Standard">
      <style:paragraph-properties fo:text-align="start" style:justify-single-word="false"/>
      <style:text-properties style:font-name="JetBrains Mono NL" fo:font-size="10pt" fo:font-style="normal" fo:font-weight="normal" officeooo:rsid="001ca375" officeooo:paragraph-rsid="005a7d8b" style:font-size-asian="10pt" style:font-style-asian="normal" style:font-weight-asian="normal" style:font-size-complex="10pt" style:font-weight-complex="normal"/>
    </style:style>
    <style:style style:name="P58" style:family="paragraph" style:parent-style-name="Standard">
      <style:paragraph-properties fo:text-align="start" style:justify-single-word="false"/>
      <style:text-properties style:font-name="JetBrains Mono NL" fo:font-size="10pt" fo:font-style="normal" fo:font-weight="normal" officeooo:rsid="001ca375" officeooo:paragraph-rsid="00653b75" style:font-size-asian="10pt" style:font-style-asian="normal" style:font-weight-asian="normal" style:font-size-complex="10pt" style:font-weight-complex="normal"/>
    </style:style>
    <style:style style:name="P59" style:family="paragraph" style:parent-style-name="Text_20_body" style:list-style-name="L1">
      <style:paragraph-properties fo:margin-top="0cm" fo:margin-bottom="0.247cm" style:contextual-spacing="false" fo:text-align="justify" style:justify-single-word="false" fo:orphans="2" fo:widows="2"/>
      <style:text-properties fo:font-variant="normal" fo:text-transform="none" fo:color="#212529" loext:opacity="100%" style:font-name="Lato Medium" fo:font-size="11pt" fo:letter-spacing="normal" fo:font-style="normal" fo:font-weight="bold" officeooo:rsid="0006332d" officeooo:paragraph-rsid="000ab6c7" style:font-size-asian="11pt" style:font-weight-asian="bold" style:font-size-complex="11pt" style:font-weight-complex="bold"/>
    </style:style>
    <style:style style:name="P60" style:family="paragraph" style:parent-style-name="Text_20_body" style:list-style-name="L1">
      <style:paragraph-properties fo:margin-top="0cm" fo:margin-bottom="0.247cm" style:contextual-spacing="false" fo:text-align="justify" style:justify-single-word="false" fo:orphans="2" fo:widows="2"/>
      <style:text-properties fo:font-variant="normal" fo:text-transform="none" fo:color="#212529" loext:opacity="100%" style:font-name="Lato Medium" fo:font-size="11pt" fo:letter-spacing="normal" fo:font-style="normal" fo:font-weight="normal" officeooo:rsid="0006332d" officeooo:paragraph-rsid="000ab6c7" style:font-size-asian="11pt" style:font-weight-asian="normal" style:font-size-complex="11pt" style:font-weight-complex="normal"/>
    </style:style>
    <style:style style:name="P61" style:family="paragraph" style:parent-style-name="Text_20_body" style:list-style-name="L2">
      <style:paragraph-properties fo:margin-top="0cm" fo:margin-bottom="0.247cm" style:contextual-spacing="false" fo:text-align="justify" style:justify-single-word="false" fo:orphans="2" fo:widows="2"/>
      <style:text-properties fo:font-variant="normal" fo:text-transform="none" fo:color="#212529" loext:opacity="100%" style:font-name="Lato Medium" fo:font-size="11pt" fo:letter-spacing="normal" fo:font-style="normal" fo:font-weight="normal" style:font-size-asian="11pt" style:font-size-complex="11pt"/>
    </style:style>
    <style:style style:name="P62"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ato Medium" fo:font-size="11pt" fo:letter-spacing="normal" fo:font-style="normal" fo:font-weight="normal" officeooo:rsid="003393db" style:font-size-asian="11pt" style:font-size-complex="11pt"/>
    </style:style>
    <style:style style:name="P63"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style:font-name="Lato Medium" fo:font-size="11pt" style:font-size-asian="11pt" style:font-size-complex="11pt"/>
    </style:style>
    <style:style style:name="P6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color="#c9211e" loext:opacity="100%" style:font-name="Lato Medium" fo:font-size="11pt" style:font-size-asian="11pt" style:font-size-complex="11pt"/>
    </style:style>
    <style:style style:name="T1" style:family="text">
      <style:text-properties officeooo:rsid="0006332d"/>
    </style:style>
    <style:style style:name="T2" style:family="text">
      <style:text-properties fo:font-variant="normal" fo:text-transform="none" fo:color="#212529" loext:opacity="100%" fo:letter-spacing="normal" fo:font-style="normal"/>
    </style:style>
    <style:style style:name="T3" style:family="text">
      <style:text-properties fo:font-variant="normal" fo:text-transform="none" fo:color="#212529" loext:opacity="100%" fo:letter-spacing="normal" fo:font-style="normal" fo:font-weight="bold" style:font-weight-asian="bold" style:font-weight-complex="bold"/>
    </style:style>
    <style:style style:name="T4" style:family="text">
      <style:text-properties fo:font-variant="normal" fo:text-transform="none" fo:color="#212529" loext:opacity="100%" fo:letter-spacing="normal" fo:font-style="normal" fo:font-weight="normal"/>
    </style:style>
    <style:style style:name="T5" style:family="text">
      <style:text-properties fo:font-variant="normal" fo:text-transform="none" fo:color="#212529" loext:opacity="100%" fo:letter-spacing="normal" fo:font-style="normal" fo:font-weight="normal" officeooo:rsid="002ef3e7"/>
    </style:style>
    <style:style style:name="T6" style:family="text">
      <style:text-properties fo:font-variant="normal" fo:text-transform="none" fo:color="#212529" loext:opacity="100%" fo:letter-spacing="normal" fo:font-style="normal" fo:font-weight="normal" officeooo:rsid="0032ef0a"/>
    </style:style>
    <style:style style:name="T7" style:family="text">
      <style:text-properties fo:font-variant="normal" fo:text-transform="none" fo:color="#212529" loext:opacity="100%" fo:letter-spacing="normal" fo:font-style="normal" fo:font-weight="normal" officeooo:rsid="003393db"/>
    </style:style>
    <style:style style:name="T8" style:family="text">
      <style:text-properties fo:font-variant="normal" fo:text-transform="none" style:use-window-font-color="true" loext:opacity="0%" fo:letter-spacing="normal" fo:font-style="normal" fo:font-weight="normal" officeooo:rsid="0012a9d5"/>
    </style:style>
    <style:style style:name="T9" style:family="text">
      <style:text-properties fo:font-variant="normal" fo:text-transform="none" style:use-window-font-color="true" loext:opacity="0%" fo:letter-spacing="normal" fo:font-style="normal" fo:font-weight="normal" officeooo:rsid="0013a96a"/>
    </style:style>
    <style:style style:name="T10" style:family="text">
      <style:text-properties fo:font-variant="normal" fo:text-transform="none" style:use-window-font-color="true" loext:opacity="0%" fo:letter-spacing="normal" fo:font-style="normal" fo:font-weight="normal" officeooo:rsid="00238989"/>
    </style:style>
    <style:style style:name="T11" style:family="text">
      <style:text-properties officeooo:rsid="000dde5f"/>
    </style:style>
    <style:style style:name="T12" style:family="text">
      <style:text-properties fo:font-style="italic" style:font-style-asian="italic" style:font-style-complex="italic"/>
    </style:style>
    <style:style style:name="T13" style:family="text">
      <style:text-properties fo:font-style="italic" officeooo:rsid="000dde5f" style:font-style-asian="italic" style:font-style-complex="italic"/>
    </style:style>
    <style:style style:name="T14" style:family="text">
      <style:text-properties officeooo:rsid="000dde5f" style:font-style-asian="normal" style:font-style-complex="normal"/>
    </style:style>
    <style:style style:name="T15" style:family="text">
      <style:text-properties officeooo:rsid="000fcfd7"/>
    </style:style>
    <style:style style:name="T16" style:family="text">
      <style:text-properties style:use-window-font-color="true" loext:opacity="0%" officeooo:rsid="000dde5f"/>
    </style:style>
    <style:style style:name="T17" style:family="text">
      <style:text-properties officeooo:rsid="001117d5"/>
    </style:style>
    <style:style style:name="T18" style:family="text">
      <style:text-properties fo:language="es" fo:country="AR" fo:font-weight="normal" officeooo:rsid="000dde5f"/>
    </style:style>
    <style:style style:name="T19" style:family="text">
      <style:text-properties officeooo:rsid="0012a9d5"/>
    </style:style>
    <style:style style:name="T20" style:family="text">
      <style:text-properties officeooo:rsid="0004c861" style:font-weight-asian="normal" style:font-weight-complex="normal"/>
    </style:style>
    <style:style style:name="T21" style:family="text">
      <style:text-properties officeooo:rsid="001c2265"/>
    </style:style>
    <style:style style:name="T22" style:family="text">
      <style:text-properties officeooo:rsid="001ca375"/>
    </style:style>
    <style:style style:name="T23" style:family="text">
      <style:text-properties officeooo:rsid="001dc3e9"/>
    </style:style>
    <style:style style:name="T24" style:family="text">
      <style:text-properties fo:font-style="normal" fo:font-weight="normal" style:font-style-asian="normal" style:font-weight-asian="normal"/>
    </style:style>
    <style:style style:name="T25" style:family="text">
      <style:text-properties fo:font-style="normal" fo:font-weight="normal" officeooo:rsid="001dc3e9" style:font-style-asian="normal" style:font-weight-asian="normal"/>
    </style:style>
    <style:style style:name="T26" style:family="text">
      <style:text-properties fo:font-style="normal" fo:font-weight="normal" officeooo:rsid="00525685" style:font-style-asian="normal" style:font-weight-asian="normal"/>
    </style:style>
    <style:style style:name="T27" style:family="text">
      <style:text-properties fo:font-style="normal" fo:font-weight="normal" officeooo:rsid="0053b6b4" style:font-style-asian="normal" style:font-weight-asian="normal"/>
    </style:style>
    <style:style style:name="T28" style:family="text">
      <style:text-properties fo:font-style="normal" fo:font-weight="normal" officeooo:rsid="0055464c" style:font-style-asian="normal" style:font-weight-asian="normal"/>
    </style:style>
    <style:style style:name="T29" style:family="text">
      <style:text-properties fo:font-style="normal" fo:font-weight="normal" officeooo:rsid="00555de1" style:font-style-asian="normal" style:font-weight-asian="normal"/>
    </style:style>
    <style:style style:name="T30" style:family="text">
      <style:text-properties fo:font-style="normal" fo:font-weight="normal" officeooo:rsid="00568643" style:font-style-asian="normal" style:font-weight-asian="normal"/>
    </style:style>
    <style:style style:name="T31" style:family="text">
      <style:text-properties fo:font-style="normal" fo:font-weight="normal" officeooo:rsid="0066a693" style:font-style-asian="normal" style:font-weight-asian="normal"/>
    </style:style>
    <style:style style:name="T32" style:family="text">
      <style:text-properties fo:font-style="normal" style:font-style-asian="normal"/>
    </style:style>
    <style:style style:name="T33" style:family="text">
      <style:text-properties fo:font-style="normal" officeooo:rsid="001dc3e9" style:font-style-asian="normal"/>
    </style:style>
    <style:style style:name="T34" style:family="text">
      <style:text-properties officeooo:rsid="001f44bb"/>
    </style:style>
    <style:style style:name="T35" style:family="text">
      <style:text-properties officeooo:rsid="002298a2"/>
    </style:style>
    <style:style style:name="T36" style:family="text">
      <style:text-properties officeooo:rsid="00277593"/>
    </style:style>
    <style:style style:name="T37" style:family="text">
      <style:text-properties officeooo:rsid="0029e4e5"/>
    </style:style>
    <style:style style:name="T38" style:family="text">
      <style:text-properties officeooo:rsid="0029e8cf"/>
    </style:style>
    <style:style style:name="T39" style:family="text">
      <style:text-properties officeooo:rsid="002b965b"/>
    </style:style>
    <style:style style:name="T40" style:family="text">
      <style:text-properties officeooo:rsid="002e187f"/>
    </style:style>
    <style:style style:name="T41" style:family="text">
      <style:text-properties officeooo:rsid="002f879a"/>
    </style:style>
    <style:style style:name="T42" style:family="text">
      <style:text-properties fo:font-weight="bold" style:font-weight-asian="bold" style:font-weight-complex="bold"/>
    </style:style>
    <style:style style:name="T43" style:family="text">
      <style:text-properties officeooo:rsid="0031e960"/>
    </style:style>
    <style:style style:name="T44" style:family="text">
      <style:text-properties officeooo:rsid="003441b1"/>
    </style:style>
    <style:style style:name="T45" style:family="text">
      <style:text-properties officeooo:rsid="0037f060"/>
    </style:style>
    <style:style style:name="T46" style:family="text">
      <style:text-properties officeooo:rsid="0039eea8"/>
    </style:style>
    <style:style style:name="T47" style:family="text">
      <style:text-properties officeooo:rsid="003dadf8"/>
    </style:style>
    <style:style style:name="T48" style:family="text">
      <style:text-properties officeooo:rsid="003f52bd"/>
    </style:style>
    <style:style style:name="T49" style:family="text">
      <style:text-properties officeooo:rsid="00424e73"/>
    </style:style>
    <style:style style:name="T50" style:family="text">
      <style:text-properties officeooo:rsid="00470e2f"/>
    </style:style>
    <style:style style:name="T51" style:family="text">
      <style:text-properties officeooo:rsid="00495bb7"/>
    </style:style>
    <style:style style:name="T52" style:family="text">
      <style:text-properties officeooo:rsid="004b179b"/>
    </style:style>
    <style:style style:name="T53" style:family="text">
      <style:text-properties officeooo:rsid="004b5885"/>
    </style:style>
    <style:style style:name="T54" style:family="text">
      <style:text-properties officeooo:rsid="004d1132"/>
    </style:style>
    <style:style style:name="T55" style:family="text">
      <style:text-properties officeooo:rsid="004ee602"/>
    </style:style>
    <style:style style:name="T56" style:family="text">
      <style:text-properties officeooo:rsid="0050c793"/>
    </style:style>
    <style:style style:name="T57" style:family="text">
      <style:text-properties fo:font-weight="normal" officeooo:rsid="0006332d" style:font-weight-asian="normal" style:font-weight-complex="normal"/>
    </style:style>
    <style:style style:name="T58" style:family="text">
      <style:text-properties fo:font-weight="normal" officeooo:rsid="001ca375" style:font-weight-asian="normal" style:font-weight-complex="normal"/>
    </style:style>
    <style:style style:name="T59" style:family="text">
      <style:text-properties fo:font-weight="normal" officeooo:rsid="00277593" style:font-weight-asian="normal" style:font-weight-complex="normal"/>
    </style:style>
    <style:style style:name="T60" style:family="text">
      <style:text-properties fo:font-weight="normal" officeooo:rsid="006ad738" style:font-weight-asian="normal" style:font-weight-complex="normal"/>
    </style:style>
    <style:style style:name="T61" style:family="text">
      <style:text-properties officeooo:rsid="005c1f58"/>
    </style:style>
    <style:style style:name="T62" style:family="text">
      <style:text-properties officeooo:rsid="00679a58"/>
    </style:style>
    <style:style style:name="T63" style:family="text">
      <style:text-properties officeooo:rsid="00693860"/>
    </style:style>
    <style:style style:name="T64" style:family="text">
      <style:text-properties officeooo:rsid="006bd015"/>
    </style:style>
    <style:style style:name="T65" style:family="text">
      <style:text-properties officeooo:rsid="007bea83"/>
    </style:style>
    <style:style style:name="T66" style:family="text">
      <style:text-properties officeooo:rsid="007cf13c"/>
    </style:style>
    <style:style style:name="T67" style:family="text">
      <style:text-properties officeooo:rsid="0080b0bf"/>
    </style:style>
    <style:style style:name="T68" style:family="text">
      <style:text-properties officeooo:rsid="0082cd69"/>
    </style:style>
    <style:style style:name="T69" style:family="text">
      <style:text-properties officeooo:rsid="00831d44"/>
    </style:style>
    <style:style style:name="T70" style:family="text">
      <style:text-properties officeooo:rsid="0083d330"/>
    </style:style>
    <style:style style:name="T71" style:family="text">
      <style:text-properties officeooo:rsid="00867dee"/>
    </style:style>
    <style:style style:name="T72" style:family="text">
      <style:text-properties officeooo:rsid="0087cbe5"/>
    </style:style>
    <style:style style:name="T73" style:family="text">
      <style:text-properties officeooo:rsid="008ccccc"/>
    </style:style>
    <style:style style:name="T74" style:family="text">
      <style:text-properties officeooo:rsid="008d019b"/>
    </style:style>
    <style:style style:name="T75" style:family="text">
      <style:text-properties officeooo:rsid="008e1635"/>
    </style:style>
    <style:style style:name="T76" style:family="text">
      <style:text-properties officeooo:rsid="0091f3bc"/>
    </style:style>
    <style:style style:name="T77" style:family="text">
      <style:text-properties fo:color="#c9211e" loext: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rganización de Datos</text:p>
      <text:p text:style-name="P3">TP N° 1: Organización de Archivos</text:p>
      <text:p text:style-name="P3"/>
      <text:p text:style-name="P5">Alumno: Juan Cruz Mateos</text:p>
      <text:p text:style-name="P5">Mat.: 15134</text:p>
      <text:p text:style-name="P1"/>
      <text:p text:style-name="P56">1) Armar la estructura de un registro para almacenar las propiedades en venta de una inmobiliaria que opera en la provincia de Buenos Aires. Considere Propietario, Localidad y Tipo de Propiedad (Casa, Depto, Campo, Lote, etc) como identificadores externos.</text:p>
      <text:p text:style-name="P54"><text:span text:style-name="T2">a. Realice la </text:span><text:span text:style-name="T3">definición conceptual</text:span><text:span text:style-name="T2">.</text:span><text:span text:style-name="T20"><text:tab/></text:span></text:p>
      <text:p text:style-name="P6"><text:tab/><text:span text:style-name="T1">Propietario </text:span><text:span text:style-name="T21">(</text:span></text:p>
      <text:p text:style-name="P6"><text:tab/><text:tab/><text:span text:style-name="T21">(dni)</text:span><text:span text:style-name="T1"> </text:span><text:span text:style-name="T21">ie, </text:span></text:p>
      <text:p text:style-name="P6"><text:tab/><text:tab/><text:span text:style-name="T22">(</text:span><text:span text:style-name="T1">apellido</text:span><text:span text:style-name="T22">) +, </text:span></text:p>
      <text:p text:style-name="P6"><text:tab/><text:tab/><text:span text:style-name="T22">(</text:span><text:span text:style-name="T1">nombre</text:span><text:span text:style-name="T22">) +,</text:span></text:p>
      <text:p text:style-name="P6"><text:tab/><text:tab/><text:span text:style-name="T22">(</text:span><text:span text:style-name="T1">telefono</text:span><text:span text:style-name="T22">) ?,</text:span></text:p>
      <text:p text:style-name="P6"><text:tab/><text:tab/><text:span text:style-name="T22">(</text:span><text:span text:style-name="T1">celular</text:span><text:span text:style-name="T22">) +,</text:span></text:p>
      <text:p text:style-name="P9"><text:tab/><text:tab/><text:span text:style-name="T22">(</text:span><text:span text:style-name="T1">direccion </text:span><text:span text:style-name="T22">(calle, </text:span></text:p>
      <text:p text:style-name="P18"><text:tab/><text:tab/><text:tab/><text:tab/>numero, </text:p>
      <text:p text:style-name="P9"><text:span text:style-name="T22"><text:tab/><text:tab/><text:tab/><text:tab/></text:span><text:span text:style-name="T34">(</text:span><text:span text:style-name="T22">piso</text:span><text:span text:style-name="T34">) ?</text:span><text:span text:style-name="T22">, </text:span></text:p>
      <text:p text:style-name="P9"><text:span text:style-name="T22"><text:tab/><text:tab/><text:tab/><text:tab/></text:span><text:span text:style-name="T34">(</text:span><text:span text:style-name="T22">depto</text:span><text:span text:style-name="T34">) ?, </text:span></text:p>
      <text:p text:style-name="P18"><text:tab/><text:tab/><text:tab/><text:tab/><text:span text:style-name="T50">(id_localidad) d</text:span>)</text:p>
      <text:p text:style-name="P18"><text:tab/><text:tab/>), </text:p>
      <text:p text:style-name="P6"><text:tab/><text:tab/><text:span text:style-name="T22">(</text:span><text:span text:style-name="T1">email</text:span><text:span text:style-name="T22">) +</text:span></text:p>
      <text:p text:style-name="P6"><text:tab/><text:span text:style-name="T22">)</text:span></text:p>
      <text:p text:style-name="P6"><text:tab/></text:p>
      <text:p text:style-name="P6"><text:tab/><text:span text:style-name="T1">Localidad </text:span><text:span text:style-name="T22">(</text:span></text:p>
      <text:p text:style-name="P6"><text:tab/><text:tab/><text:span text:style-name="T22">(</text:span><text:span text:style-name="T1">id_localidad</text:span><text:span text:style-name="T22">)</text:span><text:span text:style-name="T1"> </text:span><text:span text:style-name="T22">ie, </text:span></text:p>
      <text:p text:style-name="P6"><text:tab/><text:tab/><text:span text:style-name="T23">(</text:span><text:span text:style-name="T22">nombre</text:span><text:span text:style-name="T23">)</text:span><text:span text:style-name="T22">,</text:span></text:p>
      <text:p text:style-name="P6"><text:tab/><text:tab/><text:span text:style-name="T23">(</text:span><text:span text:style-name="T22">partido</text:span><text:span text:style-name="T23">)</text:span><text:span text:style-name="T22">,</text:span></text:p>
      <text:p text:style-name="P7"><text:tab/><text:tab/><text:span text:style-name="T23">(cod_postal) ? </text:span></text:p>
      <text:p text:style-name="P6"><text:tab/><text:span text:style-name="T23">)</text:span></text:p>
      <text:p text:style-name="P28"/>
      <text:p text:style-name="P23"><text:span text:style-name="T24"><text:tab/>TipoPropiedad </text:span><text:span text:style-name="T25">(</text:span></text:p>
      <text:p text:style-name="P23"><text:tab/><text:tab/><text:span text:style-name="T23">(</text:span><text:span text:style-name="T24">id_tipoPropiedad</text:span><text:span text:style-name="T25">) ie, </text:span></text:p>
      <text:p text:style-name="P23"><text:tab/><text:tab/><text:span text:style-name="T23">(</text:span><text:span text:style-name="T24">descripcion</text:span><text:span text:style-name="T25">)</text:span></text:p>
      <text:p text:style-name="P31"><text:tab/>)</text:p>
      <text:p text:style-name="P15"/>
      <text:p text:style-name="P15"><text:tab/><text:span text:style-name="T32">Propiedad </text:span><text:span text:style-name="T33">(</text:span></text:p>
      <text:p text:style-name="P24"><text:tab/><text:tab/><text:span text:style-name="T23">(</text:span><text:span text:style-name="T24">id_propiedad</text:span><text:span text:style-name="T25">) i, </text:span></text:p>
      <text:p text:style-name="P24"><text:tab/><text:tab/><text:span text:style-name="T23">(</text:span><text:span text:style-name="T24">dni_propietario</text:span><text:span text:style-name="T25">) d, </text:span></text:p>
      <text:p text:style-name="P24"><text:tab/><text:tab/><text:span text:style-name="T23">(i</text:span><text:span text:style-name="T24">d_tipoPropiedad</text:span><text:span text:style-name="T25">) d, </text:span></text:p>
      <text:p text:style-name="P10"><text:tab/><text:tab/><text:span text:style-name="T22">(</text:span><text:span text:style-name="T1">direccion </text:span><text:span text:style-name="T22">(calle, </text:span></text:p>
      <text:p text:style-name="P19"><text:tab/><text:tab/><text:tab/><text:tab/>numero, </text:p>
      <text:p text:style-name="P10"><text:span text:style-name="T22"><text:tab/><text:tab/><text:tab/><text:tab/></text:span><text:span text:style-name="T34">(</text:span><text:span text:style-name="T22">piso</text:span><text:span text:style-name="T34">) ?</text:span><text:span text:style-name="T22">, </text:span></text:p>
      <text:p text:style-name="P10"><text:span text:style-name="T22"><text:tab/><text:tab/><text:tab/><text:tab/></text:span><text:span text:style-name="T34">(</text:span><text:span text:style-name="T22">depto</text:span><text:span text:style-name="T34">) ?, </text:span></text:p>
      <text:p text:style-name="P19"><text:tab/><text:tab/><text:tab/><text:tab/><text:span text:style-name="T50">(id_localidad) d</text:span>)</text:p>
      <text:p text:style-name="P35"><text:tab/><text:tab/>),</text:p>
      <text:p text:style-name="P32"><text:tab/><text:tab/>(costo)</text:p>
      <text:p text:style-name="P32"><text:tab/>)</text:p>
      <text:p text:style-name="P32"/>
      <text:p text:style-name="P39"><text:soft-page-break/>b. Realice las <text:span text:style-name="T42">definiciones lógicas</text:span> en estructuras de <text:span text:style-name="T42">tamaño fijo</text:span> para: Propiedades, Propietario, Localidad y Tipo de Propiedad.</text:p>
      <text:p text:style-name="P39"/>
      <text:p text:style-name="P8"><text:tab/><text:span text:style-name="T1">Propietario </text:span><text:span text:style-name="T21">(</text:span></text:p>
      <text:p text:style-name="P8"><text:tab/><text:tab/><text:span text:style-name="T21">dni: </text:span><text:span text:style-name="T34">E4</text:span><text:span text:style-name="T21">, </text:span></text:p>
      <text:p text:style-name="P8"><text:tab/><text:tab/><text:span text:style-name="T1">apellido: </text:span><text:span text:style-name="T34">C40</text:span><text:span text:style-name="T22">, </text:span></text:p>
      <text:p text:style-name="P8"><text:tab/><text:tab/><text:span text:style-name="T1">nombre:</text:span><text:span text:style-name="T22"> </text:span><text:span text:style-name="T34">C40</text:span><text:span text:style-name="T22">,</text:span></text:p>
      <text:p text:style-name="P8"><text:tab/><text:tab/><text:span text:style-name="T1">telefono:</text:span><text:span text:style-name="T22"> </text:span><text:span text:style-name="T34">C15,</text:span></text:p>
      <text:p text:style-name="P8"><text:tab/><text:tab/><text:span text:style-name="T1">celular:</text:span><text:span text:style-name="T22"> </text:span><text:span text:style-name="T34">C15,</text:span></text:p>
      <text:p text:style-name="P9"><text:tab/><text:tab/><text:span text:style-name="T1">direccion </text:span><text:span text:style-name="T22">( calle: </text:span><text:span text:style-name="T36">C40</text:span><text:span text:style-name="T22">, </text:span></text:p>
      <text:p text:style-name="P18"><text:tab/><text:tab/><text:tab/><text:tab/>numero: <text:span text:style-name="T49">E2</text:span>, </text:p>
      <text:p text:style-name="P18"><text:tab/><text:tab/><text:tab/><text:tab/>piso: <text:span text:style-name="T49">E1</text:span>, </text:p>
      <text:p text:style-name="P20"><text:tab/><text:tab/><text:tab/><text:tab/>depto: <text:span text:style-name="T49">C1,</text:span></text:p>
      <text:p text:style-name="P20"><text:tab/><text:tab/><text:tab/><text:tab/><text:span text:style-name="T52">id_localidad: </text:span><text:span text:style-name="T53">E4</text:span>)</text:p>
      <text:p text:style-name="P20"><text:tab/><text:tab/>), </text:p>
      <text:p text:style-name="P8"><text:tab/><text:tab/><text:span text:style-name="T1">email: </text:span><text:span text:style-name="T51">C100</text:span><text:span text:style-name="T22"> </text:span></text:p>
      <text:p text:style-name="P8"><text:tab/><text:span text:style-name="T22">)</text:span></text:p>
      <text:p text:style-name="P8"><text:tab/></text:p>
      <text:p text:style-name="P8"><text:tab/><text:span text:style-name="T1">Localidad </text:span><text:span text:style-name="T22">(</text:span></text:p>
      <text:p text:style-name="P8"><text:tab/><text:tab/><text:span text:style-name="T1">id_localidad: </text:span><text:span text:style-name="T54">E4</text:span><text:span text:style-name="T22">, </text:span></text:p>
      <text:p text:style-name="P8"><text:tab/><text:tab/><text:span text:style-name="T22">nombre:</text:span><text:span text:style-name="T23"> </text:span><text:span text:style-name="T54">C50</text:span><text:span text:style-name="T22">,</text:span></text:p>
      <text:p text:style-name="P8"><text:tab/><text:tab/><text:span text:style-name="T22">partido:</text:span><text:span text:style-name="T23"> </text:span><text:span text:style-name="T55">C50</text:span><text:span text:style-name="T22">,</text:span></text:p>
      <text:p text:style-name="P8"><text:tab/><text:tab/><text:span text:style-name="T23">cod_postal: </text:span><text:span text:style-name="T56">E2</text:span><text:span text:style-name="T23"> </text:span></text:p>
      <text:p text:style-name="P8"><text:tab/><text:span text:style-name="T23">)</text:span></text:p>
      <text:p text:style-name="P29"/>
      <text:p text:style-name="P25"><text:span text:style-name="T24"><text:tab/>TipoPropiedad </text:span><text:span text:style-name="T25">(</text:span></text:p>
      <text:p text:style-name="P25"><text:tab/><text:tab/><text:span text:style-name="T24">id_tipoPropiedad:</text:span><text:span text:style-name="T25"> </text:span><text:span text:style-name="T27">E1</text:span><text:span text:style-name="T25">, </text:span></text:p>
      <text:p text:style-name="P25"><text:tab/><text:tab/><text:span text:style-name="T24">descripcion:</text:span><text:span text:style-name="T25"> </text:span><text:span text:style-name="T26">C100</text:span></text:p>
      <text:p text:style-name="P33"><text:tab/>)</text:p>
      <text:p text:style-name="P33"><text:tab/></text:p>
      <text:p text:style-name="P16"><text:tab/><text:span text:style-name="T32">Propiedad </text:span><text:span text:style-name="T33">(</text:span></text:p>
      <text:p text:style-name="P25"><text:tab/><text:tab/><text:span text:style-name="T24">id_propiedad:</text:span><text:span text:style-name="T25"> </text:span><text:span text:style-name="T28">E4</text:span><text:span text:style-name="T25">, </text:span></text:p>
      <text:p text:style-name="P25"><text:tab/><text:tab/><text:span text:style-name="T24">dni_propietario</text:span><text:span text:style-name="T25"> </text:span><text:span text:style-name="T29">E4</text:span><text:span text:style-name="T25">, </text:span></text:p>
      <text:p text:style-name="P25"><text:tab/><text:tab/><text:span text:style-name="T23">i</text:span><text:span text:style-name="T24">d_tipoPropiedad:</text:span><text:span text:style-name="T25"> </text:span><text:span text:style-name="T30">E1</text:span><text:span text:style-name="T25">, </text:span></text:p>
      <text:p text:style-name="P26"><text:tab/><text:tab/><text:span text:style-name="T57">direccion </text:span><text:span text:style-name="T58">( calle: </text:span><text:span text:style-name="T59">C40</text:span><text:span text:style-name="T58">, </text:span></text:p>
      <text:p text:style-name="P21"><text:tab/><text:tab/><text:tab/><text:tab/>numero: <text:span text:style-name="T49">E2</text:span>, </text:p>
      <text:p text:style-name="P21"><text:tab/><text:tab/><text:tab/><text:tab/>piso: <text:span text:style-name="T49">E1</text:span>, </text:p>
      <text:p text:style-name="P21"><text:tab/><text:tab/><text:tab/><text:tab/>depto: <text:span text:style-name="T49">C1,</text:span></text:p>
      <text:p text:style-name="P21"><text:tab/><text:tab/><text:tab/><text:tab/><text:span text:style-name="T52">id_localidad: </text:span><text:span text:style-name="T53">E4</text:span>)</text:p>
      <text:p text:style-name="P57"><text:tab/><text:tab/>), </text:p>
      <text:p text:style-name="P33"><text:tab/><text:tab/>costo: <text:span text:style-name="T61">F4</text:span></text:p>
      <text:p text:style-name="P37"><text:tab/>)</text:p>
      <text:p text:style-name="P39"/>
      <text:p text:style-name="P39"/>
      <text:p text:style-name="P39"/>
      <text:p text:style-name="P39"/>
      <text:p text:style-name="P39"/>
      <text:p text:style-name="P39"/>
      <text:p text:style-name="P39"><text:soft-page-break/>c. Realice las <text:span text:style-name="T42">definiciones lógicas</text:span> en estructuras de <text:span text:style-name="T42">tamaño variable</text:span> para: Propiedades, Propietario, Localidad y Tipo de Propiedad.</text:p>
      <text:p text:style-name="P46"/>
      <text:p text:style-name="P36"/>
      <text:p text:style-name="P11"><text:tab/><text:span text:style-name="T1">Propietario </text:span><text:span text:style-name="T21">(</text:span></text:p>
      <text:p text:style-name="P11"><text:tab/><text:tab/><text:span text:style-name="T21">dni: </text:span><text:span text:style-name="T34">E4</text:span><text:span text:style-name="T21">, </text:span></text:p>
      <text:p text:style-name="P11"><text:tab/><text:tab/><text:span text:style-name="T1">apellido: </text:span><text:span text:style-name="T34">C40</text:span><text:span text:style-name="T22">, </text:span></text:p>
      <text:p text:style-name="P11"><text:tab/><text:tab/><text:span text:style-name="T1">nombre:</text:span><text:span text:style-name="T22"> </text:span><text:span text:style-name="T34">C40</text:span><text:span text:style-name="T22">,</text:span></text:p>
      <text:p text:style-name="P11"><text:tab/><text:tab/><text:span text:style-name="T1">telefono:</text:span><text:span text:style-name="T22"> </text:span><text:span text:style-name="T34">C15,</text:span></text:p>
      <text:p text:style-name="P11"><text:tab/><text:tab/><text:span text:style-name="T1">celular:</text:span><text:span text:style-name="T22"> </text:span><text:span text:style-name="T34">C15,</text:span></text:p>
      <text:p text:style-name="P12"><text:tab/><text:tab/><text:span text:style-name="T1">direccion </text:span><text:span text:style-name="T22">( calle: </text:span><text:span text:style-name="T62">CV</text:span><text:span text:style-name="T22">, </text:span></text:p>
      <text:p text:style-name="P22"><text:tab/><text:tab/><text:tab/><text:tab/>numero: <text:span text:style-name="T49">E2</text:span>, </text:p>
      <text:p text:style-name="P22"><text:tab/><text:tab/><text:tab/><text:tab/>piso: <text:span text:style-name="T49">E1</text:span>, </text:p>
      <text:p text:style-name="P22"><text:tab/><text:tab/><text:tab/><text:tab/>depto: <text:span text:style-name="T49">C1,</text:span></text:p>
      <text:p text:style-name="P22"><text:tab/><text:tab/><text:tab/><text:tab/><text:span text:style-name="T52">id_localidad: </text:span><text:span text:style-name="T53">E4</text:span>)</text:p>
      <text:p text:style-name="P22"><text:tab/><text:tab/>), </text:p>
      <text:p text:style-name="P14"><text:tab/><text:tab/><text:span text:style-name="T1">email: </text:span><text:span text:style-name="T64">CV</text:span><text:span text:style-name="T22"> </text:span></text:p>
      <text:p text:style-name="P11"><text:tab/><text:span text:style-name="T22">)</text:span></text:p>
      <text:p text:style-name="P11"><text:tab/></text:p>
      <text:p text:style-name="P11"><text:tab/><text:span text:style-name="T1">Localidad </text:span><text:span text:style-name="T22">(</text:span></text:p>
      <text:p text:style-name="P11"><text:tab/><text:tab/><text:span text:style-name="T1">id_localidad: </text:span><text:span text:style-name="T54">E4</text:span><text:span text:style-name="T22">, </text:span></text:p>
      <text:p text:style-name="P13"><text:tab/><text:tab/><text:span text:style-name="T22">nombre:</text:span><text:span text:style-name="T23"> </text:span><text:span text:style-name="T63">CV</text:span><text:span text:style-name="T22">,</text:span></text:p>
      <text:p text:style-name="P11"><text:tab/><text:tab/><text:span text:style-name="T22">partido:</text:span><text:span text:style-name="T23"> </text:span><text:span text:style-name="T63">CV</text:span><text:span text:style-name="T22">,</text:span></text:p>
      <text:p text:style-name="P11"><text:tab/><text:tab/><text:span text:style-name="T23">cod_postal: </text:span><text:span text:style-name="T56">E2</text:span><text:span text:style-name="T23"> </text:span></text:p>
      <text:p text:style-name="P11"><text:tab/><text:span text:style-name="T23">)</text:span></text:p>
      <text:p text:style-name="P30"/>
      <text:p text:style-name="P27"><text:span text:style-name="T24"><text:tab/>TipoPropiedad </text:span><text:span text:style-name="T25">(</text:span></text:p>
      <text:p text:style-name="P27"><text:tab/><text:tab/><text:span text:style-name="T24">id_tipoPropiedad:</text:span><text:span text:style-name="T25"> </text:span><text:span text:style-name="T27">E1</text:span><text:span text:style-name="T25">, </text:span></text:p>
      <text:p text:style-name="P27"><text:tab/><text:tab/><text:span text:style-name="T24">descripcion:</text:span><text:span text:style-name="T25"> </text:span><text:span text:style-name="T26">C</text:span><text:span text:style-name="T31">V</text:span></text:p>
      <text:p text:style-name="P34"><text:tab/>)</text:p>
      <text:p text:style-name="P34"><text:tab/></text:p>
      <text:p text:style-name="P17"><text:tab/><text:span text:style-name="T32">Propiedad </text:span><text:span text:style-name="T33">(</text:span></text:p>
      <text:p text:style-name="P27"><text:tab/><text:tab/><text:span text:style-name="T24">id_propiedad:</text:span><text:span text:style-name="T25"> </text:span><text:span text:style-name="T28">E4</text:span><text:span text:style-name="T25">, </text:span></text:p>
      <text:p text:style-name="P27"><text:tab/><text:tab/><text:span text:style-name="T24">dni_propietario</text:span><text:span text:style-name="T25"> </text:span><text:span text:style-name="T29">E4</text:span><text:span text:style-name="T25">, </text:span></text:p>
      <text:p text:style-name="P27"><text:tab/><text:tab/><text:span text:style-name="T23">i</text:span><text:span text:style-name="T24">d_tipoPropiedad:</text:span><text:span text:style-name="T25"> </text:span><text:span text:style-name="T30">E1</text:span><text:span text:style-name="T25">, </text:span></text:p>
      <text:p text:style-name="P27"><text:tab/><text:tab/><text:span text:style-name="T57">direccion </text:span><text:span text:style-name="T58">( calle: </text:span><text:span text:style-name="T60">CV</text:span><text:span text:style-name="T58">, </text:span></text:p>
      <text:p text:style-name="P22"><text:tab/><text:tab/><text:tab/><text:tab/>numero: <text:span text:style-name="T49">E2</text:span>, </text:p>
      <text:p text:style-name="P22"><text:tab/><text:tab/><text:tab/><text:tab/>piso: <text:span text:style-name="T49">E1</text:span>, </text:p>
      <text:p text:style-name="P22"><text:tab/><text:tab/><text:tab/><text:tab/>depto: <text:span text:style-name="T49">C1,</text:span></text:p>
      <text:p text:style-name="P22"><text:tab/><text:tab/><text:tab/><text:tab/><text:span text:style-name="T52">id_localidad: </text:span><text:span text:style-name="T53">E4</text:span>)</text:p>
      <text:p text:style-name="P58"><text:tab/><text:tab/>), </text:p>
      <text:p text:style-name="P34"><text:tab/><text:tab/>costo: <text:span text:style-name="T61">F4</text:span></text:p>
      <text:p text:style-name="P38"><text:tab/>)</text:p>
      <text:p text:style-name="P36"/>
      <text:p text:style-name="P36"/>
      <text:p text:style-name="P36"/>
      <text:p text:style-name="P36"/>
      <text:p text:style-name="P36"/>
      <text:p text:style-name="P36"/>
      <text:p text:style-name="P39"><text:soft-page-break/>d. Describa ventajas y desventajas de cada definición.</text:p>
      <text:list xml:id="list631215673" text:style-name="L1">
        <text:list-item>
          <text:p text:style-name="P59"><text:span text:style-name="T35">Registros L</text:span>ongitud Fija:</text:p>
          <text:list>
            <text:list-item>
              <text:p text:style-name="P60">Ventaja: facilita la direccion y extraccion de la informacion del campo.</text:p>
            </text:list-item>
            <text:list-item>
              <text:p text:style-name="P60">Desventaja: en el tamaño del campo se producen despercicions de espacio.</text:p>
            </text:list-item>
          </text:list>
        </text:list-item>
      </text:list>
      <text:p text:style-name="P55"/>
      <text:list xml:id="list163309542159853" text:continue-numbering="true" text:style-name="L1">
        <text:list-item>
          <text:p text:style-name="P59"><text:span text:style-name="T35">Registros Lo</text:span>ngitud <text:span text:style-name="T35">V</text:span>ariable:</text:p>
          <text:list>
            <text:list-item>
              <text:p text:style-name="P60">Ventaja: se aprovecha el espacio de manera que no ocurren desperdicios.</text:p>
            </text:list-item>
            <text:list-item>
              <text:p text:style-name="P60">Desventaja: se dificulta la localizacion y la extraccion de la informacion.</text:p>
            </text:list-item>
          </text:list>
        </text:list-item>
      </text:list>
      <text:p text:style-name="P52"/>
      <text:p text:style-name="P52"/>
      <text:p text:style-name="P39">2) Dada la siguiente definición:</text:p>
      <text:p text:style-name="P40">ConsultaMedica (((medico)d, fecha, hora)i, ((paciente)d), ((obra_social)d)?, (consulta(((diagnostico)d)?, descripcion, (practica)*,(prescripcion)*))*)</text:p>
      <text:p text:style-name="P40"/>
      <text:p text:style-name="P39"><text:bookmark text:name="yui_3_17_2_1_1631024281819_39"/>a. Explique la estructura en función de los calificadores.</text:p>
      <text:p text:style-name="P47">ConsultaMedica (<text:tab/> <text:s text:c="13"/>/<text:span text:style-name="T12">* </text:span><text:span text:style-name="T13">descripcion de los atributos *</text:span><text:span text:style-name="T14">/</text:span></text:p>
      <text:p text:style-name="P47"><text:tab/>((medico) d, <text:tab/>→ <text:span text:style-name="T11">simple, definido por extension en otro archivo, identificador</text:span></text:p>
      <text:p text:style-name="P47"><text:tab/>fecha, <text:tab/><text:tab/>→ <text:span text:style-name="T11">simple, identificador</text:span></text:p>
      <text:p text:style-name="P47"><text:tab/>hora) i, <text:tab/><text:tab/>→ <text:span text:style-name="T11">simple, identificador</text:span></text:p>
      <text:p text:style-name="P47"><text:tab/>((paciente) d),<text:tab/><text:tab/>→ <text:span text:style-name="T11">simple, definido por extension en otro archivo</text:span></text:p>
      <text:p text:style-name="P47"><text:s/><text:tab/>((obra_social) d) ?, <text:tab/>→ <text:span text:style-name="T11">simple, definido por extendion en otro archivo, opcional</text:span></text:p>
      <text:p text:style-name="P47"><text:tab/>(consulta(<text:tab/><text:tab/>→ <text:span text:style-name="T11">compuesto, puede haber ninguno o varios</text:span></text:p>
      <text:p text:style-name="P47"><text:tab/><text:tab/>((diagnostico) d) ?, <text:tab/>→ <text:span text:style-name="T11">simple, def. por extension en otro archivo, opcional</text:span></text:p>
      <text:p text:style-name="P47"><text:tab/><text:tab/>descripcion, <text:tab/><text:tab/>→ <text:span text:style-name="T11">simple</text:span></text:p>
      <text:p text:style-name="P47"><text:tab/><text:tab/>(practica) *,<text:tab/><text:tab/>→ <text:span text:style-name="T11">simple, puede haber ninguno o varios</text:span></text:p>
      <text:p text:style-name="P47"><text:tab/><text:tab/>(prescripcion) *<text:tab/>→ <text:span text:style-name="T18">simple</text:span><text:span text:style-name="T11">, puede haber ninguno o varios</text:span></text:p>
      <text:p text:style-name="P49"><text:tab/><text:tab/>)</text:p>
      <text:p text:style-name="P49"><text:tab/>)*</text:p>
      <text:p text:style-name="P47">)</text:p>
      <text:p text:style-name="P47"/>
      <text:p text:style-name="P39">b. Indique qué clase de archivo de datos es.</text:p>
      <text:p text:style-name="P39"><text:span text:style-name="T16"><text:tab/>Se trata de un archivo de datos transaccionales: registros de hechos o eventos relacionados con datos maestros.</text:span><text:tab/></text:p>
      <text:p text:style-name="P39"><text:soft-page-break/>c. Proporcione una <text:span text:style-name="T42">definición lógica</text:span> para el archivo organizado como secuencial con <text:span text:style-name="T42">registros de longitud variable,</text:span> considerando que los registros son <text:span text:style-name="T42">actualizables</text:span>.</text:p>
      <text:p text:style-name="P50"><text:tab/>ConsultaMedica (<text:tab/> <text:s text:c="4"/></text:p>
      <text:p text:style-name="P50"><text:tab/><text:tab/>medico: <text:span text:style-name="T15">E2</text:span>, <text:tab/></text:p>
      <text:p text:style-name="P50"><text:tab/><text:tab/>fecha: <text:span text:style-name="T15">C10</text:span>,</text:p>
      <text:p text:style-name="P50"><text:tab/><text:tab/>hora: <text:span text:style-name="T15">C5</text:span>,</text:p>
      <text:p text:style-name="P50"><text:tab/><text:tab/>paciente: <text:span text:style-name="T15">E4</text:span>,</text:p>
      <text:p text:style-name="P50"><text:tab/> <text:tab/>obra_social: <text:span text:style-name="T15">E1</text:span>, </text:p>
      <text:p text:style-name="P50"><text:tab/><text:tab/>consulta ( <text:s/>diagnostico: <text:span text:style-name="T15">CV</text:span>,</text:p>
      <text:p text:style-name="P50"><text:tab/><text:tab/><text:tab/><text:tab/>descripcion: <text:span text:style-name="T17">T</text:span>, <text:tab/> <text:s/></text:p>
      <text:p text:style-name="P50"><text:tab/><text:tab/><text:tab/><text:tab/>practica: <text:span text:style-name="T17">CV</text:span>,</text:p>
      <text:p text:style-name="P50"><text:tab/><text:tab/><text:tab/><text:tab/>prescripcion: <text:span text:style-name="T19">CV</text:span></text:p>
      <text:p text:style-name="P51"><text:tab/><text:tab/>)</text:p>
      <text:p text:style-name="P50"><text:tab/>)</text:p>
      <text:p text:style-name="P48"/>
      <text:p text:style-name="P39">3) ¿Por qué un Byte son 8 bits? (Responder en no más de 3 renglones.)</text:p>
      <text:p text:style-name="P52"><text:tab/><text:span text:style-name="T8">La motivacion de definir al byte como un conjunto de 8 bits se debe a que los caracteres ASCII tienen 7 bit, de modo que un caracter ASCII <text:s/>y un bit de paridad caben en un byte </text:span><text:span text:style-name="T9">(el bit de paridad se encoge de modo que el numero de bits 1 en la palabra de codigo sea siempre par o impar)</text:span><text:span text:style-name="T8">. </text:span><text:span text:style-name="T10">Además, es potencia de dos.</text:span></text:p>
      <text:p text:style-name="P52"/>
      <text:p text:style-name="P39">4) Calcular el espacio en disco que ocupan 217 registro de 95 bytes grabados en un disco de 512 bytes por sector.</text:p>
      <text:p text:style-name="P52"><text:tab/><text:span text:style-name="T65">Fb = </text:span><text:span text:style-name="T67">(</text:span><text:span text:style-name="T65">512 bytes/</text:span><text:span text:style-name="T67">sector)</text:span><text:span text:style-name="T65"> / </text:span><text:span text:style-name="T67">(</text:span><text:span text:style-name="T65">95 bytes/</text:span><text:span text:style-name="T67">registro)</text:span><text:span text:style-name="T65"> = 5 reg/</text:span><text:span text:style-name="T67">sector</text:span></text:p>
      <text:p text:style-name="P53"><text:tab/><text:span text:style-name="T66">espacio ocupado = 217 reg <text:s/>x <text:s/>0.2 </text:span><text:span text:style-name="T67">sector</text:span><text:span text:style-name="T66">/reg x 512 bytes/</text:span><text:span text:style-name="T67">sector</text:span><text:span text:style-name="T66"> * 1 Kb / 2¹⁰ bytes</text:span></text:p>
      <text:p text:style-name="P52"><text:tab/><text:tab/> <text:s text:c="17"/><text:span text:style-name="T66">= 21.7 KB</text:span><text:tab/></text:p>
      <text:p text:style-name="P52"><text:span text:style-name="T77">Ejercicio 4</text:span></text:p>
      <text:p text:style-name="P64">512 bytes por sector DIV 95 bytes = 5 registros por sector</text:p>
      <text:p text:style-name="P64">217 registros / 5 = 43,4 =&gt; 44 sectores (22528 bytes)</text:p>
      <text:p text:style-name="P64">TRA...</text:p>
      <text:p text:style-name="P52"/>
      <text:p text:style-name="P39">5) Calcular la capacidad total (tamaño en Gbytes) de un disco duro con las siguientes características:16 caras, 1024 pistas por cara, 128 sectores por pista y 512 bytes por sector.</text:p>
      <text:p text:style-name="P52"><text:tab/><text:span text:style-name="T38">Capacidad <text:s/>= <text:s/>16 caras x 1024 pistas/cara x 128 sectores/pista x 512 bytes/sector</text:span></text:p>
      <text:p text:style-name="P52"><text:tab/><text:tab/> <text:s text:c="7"/><text:span text:style-name="T38">= <text:s/></text:span><text:span text:style-name="T39">1073741824 bytes x 1GB/2³⁰ bytes</text:span></text:p>
      <text:p text:style-name="P52"><text:soft-page-break/><text:tab/><text:tab/> <text:s text:c="7"/><text:span text:style-name="T39">= <text:s/>1 GB</text:span></text:p>
      <text:p text:style-name="P39">6) Calcular el tiempo medio de lectura de un disco de 7200 RPM, cuyo tiempo medio de posicionado anunciado por el fabricante es de 6,8 ms y el tiempo de transferencia de un sector es de 26,95 µs. La latencia de rotación para un disco de 7200 RPM es de 4,16 ms. Considerar que se lee solo un sector.</text:p>
      <text:p text:style-name="P39"/>
      <text:p text:style-name="P41"><text:tab/><text:span text:style-name="T68">Tpos = 6.8 ms</text:span></text:p>
      <text:p text:style-name="P41"><text:tab/><text:span text:style-name="T68">Ts = 26.95 µs<text:tab/><text:tab/><text:tab/><text:tab/></text:span></text:p>
      <text:p text:style-name="P42"><text:tab/><text:span text:style-name="T68">Tl = 4.16 ms</text:span></text:p>
      <text:p text:style-name="P42"><text:tab/></text:p>
      <text:p text:style-name="P42"><text:tab/><text:span text:style-name="T69">Tr <text:s/>= <text:s/>Ta + </text:span><text:span text:style-name="T74">T</text:span><text:span text:style-name="T69">s * Fb<text:tab/> <text:s text:c="13"/>→ <text:s text:c="8"/></text:span><text:span text:style-name="T75">Ta = Tpos + Tl </text:span><text:span text:style-name="T76">= 10.96 ms</text:span></text:p>
      <text:p text:style-name="P43"><text:tab/> <text:s text:c="5"/><text:span text:style-name="T70">= Tpos + Tl + </text:span><text:span text:style-name="T74">T</text:span><text:span text:style-name="T70">s * Fb</text:span></text:p>
      <text:p text:style-name="P45"><text:tab/> <text:s text:c="5"/><text:span text:style-name="T71">= 6.8 ms + 4.16 ms </text:span><text:span text:style-name="T72">+ <text:s/></text:span><text:span text:style-name="T68">26.95 µs * </text:span><text:span text:style-name="T72">1 </text:span><text:span text:style-name="T73">ms / 10³ </text:span><text:span text:style-name="T68">µs * </text:span><text:span text:style-name="T73">1 </text:span></text:p>
      <text:p text:style-name="P44"><text:tab/> <text:s text:c="5"/><text:span text:style-name="T72">= </text:span><text:span text:style-name="T73">10.987 ms</text:span></text:p>
      <text:p text:style-name="P52"/>
      <text:p text:style-name="P39">7) ¿Cuál es la ventaja de usar archivos secuenciales?</text:p>
      <text:p text:style-name="P39"><text:tab/><text:span text:style-name="T37">En los archivos secuenciales los registros se almacenan uno a continuacion de otro. </text:span><text:span text:style-name="T38">La principal ventaja de utilizar este tipo de archivos es que ocupan un tamaño minimo </text:span><text:span text:style-name="T43">ya que </text:span><text:span text:style-name="T38">sólo el espacio requerido para el almacenamiento de los registros </text:span><text:span text:style-name="T43">es utilizado</text:span><text:span text:style-name="T38">. </text:span><text:span text:style-name="T40">Además, mientras que el patrón de acceso al archivo sea el mismo que el dado por el ordenamiento de los registros, el tiempo de acceso será minimo.</text:span></text:p>
      <text:p text:style-name="P52"/>
      <text:p text:style-name="P39">8) ¿Cuál es la ventaja de usar archivos directos?</text:p>
      <text:p text:style-name="P52"><text:span text:style-name="T4"><text:tab/></text:span><text:span text:style-name="T5">En los archivos directos, los registros binarios se disponen en el soporte atendiendo a un algoritmo de busqueda. La forma de acceder a los registros es a traves de la clave de dicho archivo (campo o combinacion de campos del archivo que permiten identificar o diferenciar plenamente cada registro de los demas). </text:span><text:span text:style-name="T6">La principal ventaja de los archivos directos e</text:span><text:span text:style-name="T7">s que permiten acceder de manera rápida y simple a los registros que contienen.</text:span></text:p>
      <text:p text:style-name="P62"/>
      <text:p text:style-name="P39">9) ¿Cuál es la ventaja de usar archivos indexados?</text:p>
      <text:p text:style-name="P39"><text:tab/><text:span text:style-name="T37">En los archivos indexados los registros se almacenan secuencialmente y van con un indice. </text:span><text:span text:style-name="T44">La <text:s/>principal ventaja de este tipo de archivos es que permite </text:span><text:span text:style-name="T46">combinar ambos tipos de acceso permitiendo </text:span><text:span text:style-name="T45">tanto </text:span><text:span text:style-name="T47">accesos directos como secuenciales. De esta manera se permiten accesos directos rapidos a los registrso y la posiblidad de busquedas secuenciales </text:span><text:span text:style-name="T48">sobre ellos</text:span><text:span text:style-name="T47">.</text:span></text:p>
      <text:p text:style-name="P52"/>
      <text:p text:style-name="P39">10) Definir las primitivas de organización de archivos secuenciales y directos.</text:p>
      <text:list xml:id="list4116816831" text:style-name="L2">
        <text:list-item>
          <text:p text:style-name="P61">De <text:span text:style-name="T42">Creación</text:span>: creación y carga inicial sin validación de unicidad ni búsqueda de espacio libre.</text:p>
        </text:list-item>
        <text:list-item>
          <text:p text:style-name="P61"><text:soft-page-break/>De <text:span text:style-name="T42">Actualización de Registros</text:span>: inserción con validación <text:span text:style-name="T41">s</text:span>e unicidad y búsqueda de espacio libre, modificación y supresión.</text:p>
        </text:list-item>
        <text:list-item>
          <text:p text:style-name="P61">De <text:span text:style-name="T42">Recuperación de Registros</text:span>: consulta o recuperación unitaria de registros, y reporte o recuperación comprensiva.</text:p>
        </text:list-item>
        <text:list-item>
          <text:p text:style-name="P61">De <text:span text:style-name="T42">Mantenimiento</text:span>: reestructuración (reconstrucción), depuración (archivos transaccionales) y respaldo.</text:p>
        </text:list-item>
      </text:list>
      <text:p text:style-name="P2"/>
      <text:p text:style-name="P2"><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JetBrains Mono NL" svg:font-family="'JetBrains Mono NL'" style:font-pitch="fixed"/>
    <style:font-face style:name="Lato Medium"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6T14:20:26.571685174</meta:creation-date>
    <meta:generator>LibreOffice/7.1.6.2$Linux_X86_64 LibreOffice_project/10$Build-2</meta:generator>
    <dc:date>2021-10-06T16:33:08.272554806</dc:date>
    <meta:editing-duration>P1DT14H11M28S</meta:editing-duration>
    <meta:editing-cycles>116</meta:editing-cycles>
    <meta:document-statistic meta:table-count="0" meta:image-count="0" meta:object-count="0" meta:page-count="7" meta:paragraph-count="195" meta:word-count="1174" meta:character-count="7495" meta:non-whitespace-character-count="6024"/>
  </office:meta>
</office:document-meta>
</file>